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sag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o_operation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ollover_error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ost_fail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undefined_error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A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b_B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c_C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d_D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e_E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f_F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_G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h_H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_I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j_J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k_K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l_L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_M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n_N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o_O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p_P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q_Q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r_R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_S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_T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_U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v_V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w_W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x_X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y_Y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z_Z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_1_exclam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_2_at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_3_numbersign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_4_dollar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_5_percent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_6_asciicircum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_7_ampersand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_8_asterisk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_9_parenleft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_0_parenright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_return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esc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backspace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tab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spacebar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minus_underscore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equal_plus</text:p>
          </table:table-cell>
          <table:table-cell office:value-type="string" calcext:value-type="string">
            <text:p>underscore carot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bracketleft_bracelef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bracketright_braceright</text:p>
          </table:table-cell>
          <table:table-cell office:value-type="string" calcext:value-type="string">
            <text:p>bracelef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backslash_bar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_unknown_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semicolon_colon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postrophe_quotedbl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rave_asciitilde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omma_less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period_greater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ash_question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caps_lock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F9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F10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F11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F12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print_screen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croll_lock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insert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age_up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_delete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page_down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left_arrow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down_arrow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up_arr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6:12:18.080838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41:05.978262941</meta:creation-date>
    <dc:date>2024-05-20T01:15:38.085540456</dc:date>
    <meta:editing-duration>PT9H3M58S</meta:editing-duration>
    <meta:editing-cycles>10</meta:editing-cycles>
    <meta:generator>LibreOffice/7.5.6.2$Linux_X86_64 LibreOffice_project/50$Build-2</meta:generator>
    <meta:document-statistic meta:table-count="1" meta:cell-count="171" meta:object-count="0"/>
  </office:meta>
</office:document-meta>
</file>